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Times New Roman" svg:font-family="'Times New Roman'" style:font-family-generic="roman" style:font-pitch="variable"/>
    <style:font-face style:name="Times New Roman1" svg:font-family="'Times New Roman'"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4.4063in"/>
    </style:style>
    <style:style style:name="ro1" style:family="table-row">
      <style:table-row-properties style:row-height="0.1965in" fo:break-before="auto" style:use-optimal-row-height="true"/>
    </style:style>
    <style:style style:name="ro2" style:family="table-row">
      <style:table-row-properties style:row-height="1.6681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2.8398in" fo:break-before="auto" style:use-optimal-row-height="true"/>
    </style:style>
    <style:style style:name="ro5" style:family="table-row">
      <style:table-row-properties style:row-height="3.3681in" fo:break-before="auto" style:use-optimal-row-height="true"/>
    </style:style>
    <style:style style:name="ro6" style:family="table-row">
      <style:table-row-properties style:row-height="4.9543in" fo:break-before="auto" style:use-optimal-row-height="true"/>
    </style:style>
    <style:style style:name="ro7" style:family="table-row">
      <style:table-row-properties style:row-height="4.2492in" fo:break-before="auto" style:use-optimal-row-height="true"/>
    </style:style>
    <style:style style:name="ro8" style:family="table-row">
      <style:table-row-properties style:row-height="3.8965in" fo:break-before="auto" style:use-optimal-row-height="true"/>
    </style:style>
    <style:style style:name="ro9" style:family="table-row">
      <style:table-row-properties style:row-height="4.6016in" fo:break-before="auto" style:use-optimal-row-height="true"/>
    </style:style>
    <style:style style:name="ro10" style:family="table-row">
      <style:table-row-properties style:row-height="5.8346in" fo:break-before="auto" style:use-optimal-row-height="true"/>
    </style:style>
    <style:style style:name="ro11" style:family="table-row">
      <style:table-row-properties style:row-height="4.0728in" fo:break-before="auto" style:use-optimal-row-height="true"/>
    </style:style>
    <style:style style:name="ro12" style:family="table-row">
      <style:table-row-properties style:row-height="7.7736in" fo:break-before="auto" style:use-optimal-row-height="true"/>
    </style:style>
    <style:style style:name="ro1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2"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style:font-size-asian="11pt" style:font-size-complex="11pt"/>
    </style:style>
    <style:style style:name="ce3" style:family="table-cell" style:parent-style-name="Default" style:data-style-name="N0">
      <style:table-cell-properties style:text-align-source="fix" style:repeat-content="false" fo:wrap-option="wrap" style:vertical-align="top"/>
      <style:paragraph-properties fo:text-align="start" fo:margin-left="0.139in"/>
      <style:text-properties fo:font-size="11pt" style:font-size-asian="11pt" style:font-size-complex="11pt"/>
    </style:style>
    <style:style style:name="ce4"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style:font-name="Times New Roman" fo:font-size="18pt" fo:language="en" fo:country="IT" fo:font-weight="bold" style:font-name-asian="Times New Roman1" style:font-size-asian="12pt" style:language-asian="en" style:country-asian="GB" style:font-name-complex="Times New Roman" style:font-size-complex="18pt" style:language-complex="ar" style:country-complex="SA" style:font-weight-complex="bold"/>
    </style:style>
    <style:style style:name="ce5" style:family="table-cell" style:parent-style-name="Default">
      <style:table-cell-properties fo:wrap-option="wrap" style:vertical-align="top"/>
      <style:text-properties style:font-name="Times New Roman" fo:font-size="18pt" fo:language="en" fo:country="IT" fo:font-weight="bold" style:font-name-asian="Times New Roman1" style:font-size-asian="12pt" style:language-asian="en" style:country-asian="GB" style:font-name-complex="Times New Roman" style:font-size-complex="18pt" style:language-complex="ar" style:country-complex="SA" style:font-weight-complex="bold"/>
    </style:style>
    <style:style style:name="ce6" style:family="table-cell" style:parent-style-name="Default">
      <style:table-cell-properties fo:wrap-option="wrap" style:vertical-align="top"/>
    </style:style>
    <style:style style:name="ce7" style:family="table-cell" style:parent-style-name="Default">
      <style:table-cell-properties fo:wrap-option="wrap"/>
    </style:style>
    <style:style style:name="ce8" style:family="table-cell" style:parent-style-name="Default" style:data-style-name="N0">
      <style:table-cell-properties fo:wrap-option="wrap"/>
      <style:text-properties fo:font-size="11pt" style:font-size-asian="11pt" style:font-size-complex="11pt"/>
    </style:style>
    <style:style style:name="ce9" style:family="table-cell" style:parent-style-name="Default">
      <style:table-cell-properties fo:wrap-option="wrap" style:vertical-align="top"/>
      <style:text-properties fo:font-size="11pt" style:font-size-asian="11pt" style:font-size-complex="11pt"/>
    </style:style>
    <style:style style:name="T1" style:family="text">
      <style:text-properties style:font-name="Times New Roman" fo:font-size="12pt" fo:language="en" fo:country="IT" style:language-asian="en" style:country-asian="GB" style:language-complex="ar" style:country-complex="SA" style:font-name-asian="Times New Roman1" style:font-name-complex="Times New Roman" style:font-size-asian="12pt" style:font-size-complex="12pt"/>
    </style:style>
    <style:style style:name="T2" style:family="text">
      <style:text-properties style:font-name="Times New Roman" fo:font-size="12pt" fo:font-weight="bold" fo:language="en" fo:country="IT" style:language-asian="en" style:country-asian="GB" style:language-complex="ar" style:country-complex="SA" style:font-name-asian="Times New Roman1" style:font-name-complex="Times New Roman" style:font-size-asian="12pt" style:font-size-complex="12pt" style:font-weight-complex="bold"/>
    </style:style>
    <style:style style:name="T3" style:family="text">
      <style:text-properties style:use-window-font-color="true" fo:font-weight="bold" style:letter-kerning="false" style:font-weight-complex="bold" style:font-name="Times New Roman" fo:font-size="12pt" fo:language="en" fo:country="IT" style:language-asian="en" style:country-asian="GB" style:language-complex="ar" style:country-complex="SA" style:font-name-asian="Times New Roman1" style:font-name-complex="Times New Roman" style:font-size-asian="12pt" style:font-size-complex="12pt"/>
    </style:style>
  </office:automatic-styles>
  <office:body>
    <office:spreadsheet>
      <table:calculation-settings table:automatic-find-labels="false" table:use-regular-expressions="false" table:use-wildcards="true"/>
      <table:table table:name="template" table:style-name="ta1" table:protected="true">
        <loext:table-protection loext:select-protected-cells="true" loext:select-unprotected-cells="true"/>
        <table:table-column table:style-name="co1" table:number-columns-repeated="2" table:default-cell-style-name="ce6"/>
        <table:table-column table:style-name="co1" table:number-columns-repeated="16382" table:default-cell-style-name="ce7"/>
        <table:table-row table:style-name="ro1">
          <table:table-cell table:style-name="ce1" office:value-type="string" calcext:value-type="string">
            <text:p>Modello</text:p>
          </table:table-cell>
          <table:table-cell table:style-name="ce1" office:value-type="string" calcext:value-type="string">
            <text:p>Configurazione RAG</text:p>
          </table:table-cell>
          <table:table-cell table:style-name="ce1" office:value-type="string" calcext:value-type="string">
            <text:p>Prompt RAG</text:p>
          </table:table-cell>
          <table:table-cell table:style-name="ce1" office:value-type="string" calcext:value-type="string">
            <text:p>Prompt CAG</text:p>
          </table:table-cell>
          <table:table-cell table:style-name="ce8"/>
          <table:table-cell table:number-columns-repeated="16379"/>
        </table:table-row>
        <table:table-row table:style-name="ro2">
          <table:table-cell table:style-name="ce2" table:number-columns-repeated="4"/>
          <table:table-cell table:style-name="ce8"/>
          <table:table-cell table:number-columns-repeated="16379"/>
        </table:table-row>
        <table:table-row table:style-name="ro3">
          <table:table-cell table:style-name="ce3" table:number-columns-repeated="4"/>
          <table:table-cell table:style-name="ce8"/>
          <table:table-cell table:number-columns-repeated="16379"/>
        </table:table-row>
        <table:table-row table:style-name="ro1">
          <table:table-cell table:style-name="ce1" office:value-type="string" calcext:value-type="string">
            <text:p>Domanda</text:p>
          </table:table-cell>
          <table:table-cell table:style-name="ce1" office:value-type="string" calcext:value-type="string">
            <text:p>Risposta attesa</text:p>
          </table:table-cell>
          <table:table-cell table:style-name="ce1" office:value-type="string" calcext:value-type="string">
            <text:p>Risposta RAG</text:p>
          </table:table-cell>
          <table:table-cell table:style-name="ce1" office:value-type="string" calcext:value-type="string">
            <text:p>Risposta CAG</text:p>
          </table:table-cell>
          <table:table-cell table:style-name="ce8"/>
          <table:table-cell table:number-columns-repeated="16379"/>
        </table:table-row>
        <table:table-row table:style-name="ro4">
          <table:table-cell table:style-name="ce4" office:value-type="string" calcext:value-type="string">
            <text:p>Quali incunaboli sono stati pubblicati a Venezia e in quali anni?</text:p>
          </table:table-cell>
          <table:table-cell table:style-name="ce2" office:value-type="string" calcext:value-type="string">
            <text:p><text:span text:style-name="T1">Nella collezione dell'Accademia Pontaniana sono presenti quattro incunaboli pubblicati a Venezia:</text:span></text:p>
            <text:p><text:span text:style-name="T1">L'incunabolo "Sermones Quadragesimales" di Caracciolo Roberto (4B1), pubblicato a Venezia da Thomaso de Alexandria nel 1485</text:span></text:p>
            <text:p><text:span text:style-name="T1">L'incunabolo "De antiquorum gestis fabulosis libri I-VI" di Diodoro Siculo tradotto da Poggio Bracciolini (4B4, prima parte), pubblicato a Venezia da Giovanni da Cerreto (alias Tacuinum) nel 1496</text:span></text:p>
            <text:p><text:span text:style-name="T1">L'incunabolo "De vitis philosophorum libri I-X" di Diogene Laerzio tradotto da Poggio Bracciolini (4B4, seconda parte), pubblicato a Venezia da Filippo Pinzi per Benedetto Fontana nel 1497</text:span></text:p>
            <text:p><text:span text:style-name="T1">L'incunabolo "Catullo una cum commentariis" commentato da Palladio Fusco (4C1, prima parte), pubblicato a Venezia da Giovanni Tacuino da Tridino nel 1496</text:span></text:p>
          </table:table-cell>
          <table:table-cell table:style-name="ce2" table:number-columns-repeated="2"/>
          <table:table-cell table:style-name="ce8"/>
          <table:table-cell table:number-columns-repeated="16379"/>
        </table:table-row>
        <table:table-row table:style-name="ro5">
          <table:table-cell table:style-name="ce4" office:value-type="string" calcext:value-type="string">
            <text:p>Descrivi le caratteristiche fisiche e lo stato di conservazione dell'incunabolo di Caracciolo Roberto (4B1)</text:p>
          </table:table-cell>
          <table:table-cell table:style-name="ce2" office:value-type="string" calcext:value-type="string">
            <text:p><text:span text:style-name="T1">L'incunabolo di Caracciolo Roberto (4B1) è un volume cartaceo dal titolo "Sermones Quadragesimales" pubblicato a Venezia nel 1485. Ha dimensioni di 335 x 236 mm e comprende 64 carte. Il testo è bicolonnare con 46 linee per colonna in inchiostro nero.</text:span></text:p>
            <text:p><text:span text:style-name="T1">La legatura è novecentesca in pergamena rigida su piatti di cartone, eseguita da Achille Fiore, come attestato dall'etichetta sul contropiatto posteriore: "Legatoria A. FIORE Napoli". Il dorso è liscio con il nome dell'autore e il titolo dell'opera: "CARACCIOLUS – SERMONES QUADRAGESIMALES".</text:span></text:p>
            <text:p><text:span text:style-name="T1">Riguardo allo stato di conservazione, la coperta è stata restaurata. Sono presenti sparsi fori da insetti e, nei casi più evidenti, sono stati effettuati interventi di restauro con carta giapponese. Alla carta 42v è presente uno strappo nella parte inferiore della colonna sinistra.</text:span></text:p>
            <text:p><text:span text:style-name="T1">La decorazione presenta spazi capitali vuoti senza lettere guida; alcune iniziali in inchiostro nero, di mediocre fattura, sono state aggiunte successivamente.</text:span></text:p>
          </table:table-cell>
          <table:table-cell table:style-name="ce2" table:number-columns-repeated="2"/>
          <table:table-cell table:style-name="ce8"/>
          <table:table-cell table:number-columns-repeated="16379"/>
        </table:table-row>
        <table:table-row table:style-name="ro6">
          <table:table-cell table:style-name="ce4" office:value-type="string" calcext:value-type="string">
            <text:p>Confronta le legature e le decorazioni degli incunaboli 4B3 e 4C2</text:p>
          </table:table-cell>
          <table:table-cell table:style-name="ce2" office:value-type="string" calcext:value-type="string">
            <text:p><text:span text:style-name="T2">Legature:</text:span></text:p>
            <text:p><text:span text:style-name="T1">L'incunabolo 4B3 (Achillini Alessandro, "De orbibus libri Quattuor") ha una legatura in carta rigida su piatti di cartone. Il dorso è liscio con indicazione dell'autore, del titolo, del luogo e dell'anno di pubblicazione: "ACHILLINI – DE ORBIBUS – BONONIE – 1498".</text:span></text:p>
            <text:p><text:span text:style-name="T1">L'incunabolo 4C2 (Eusebio di Cesarea, "Historia ecclesiastica") ha una legatura novecentesca in pergamena rigida su piatti di cartone, eseguita da Achille Fiore, come attestato dall'etichetta sul contropiatto posteriore: "Legatoria A. FIORE Napoli". Il dorso è liscio con nome dell'autore e titolo dell'opera: "C. EUSEBIUS – HISTORIA ECCLESIASTICA".</text:span></text:p>
            <text:p><text:span text:style-name="T2">Decorazioni:</text:span></text:p>
            <text:p><text:span text:style-name="T1">Nell'incunabolo 4B3, le decorazioni consistono in spazi capitali vuoti senza lettere guida; alcune iniziali in inchiostro nero, di mediocre fattura, sono state aggiunte successivamente.</text:span></text:p>
            <text:p><text:span text:style-name="T1">Similmente, nell'incunabolo 4C2, le decorazioni presentano spazi capitali vuoti senza lettere guida.</text:span></text:p>
            <text:p><text:span text:style-name="T2">Stato di conservazione:</text:span></text:p>
            <text:p><text:span text:style-name="T1">L'incunabolo 4B3 ha la coperta danneggiata, fori da insetti sparsi, legatura superiore molto fragile nelle prime pagine, e carte di guardia anteriore e posteriore deteriorate lungo il bordo inferiore. Alla carta 51v è presente uno strappo nell'angolo inferiore a destra.</text:span></text:p>
            <text:p><text:span text:style-name="T1">L'incunabolo 4C2 ha la coperta restaurata, sparsi fori da insetti e, nei casi più evidenti, sono stati effettuati interventi di restauro con carta giapponese, come alla carta 169v.</text:span></text:p>
          </table:table-cell>
          <table:table-cell table:style-name="ce2" table:number-columns-repeated="2"/>
          <table:table-cell table:style-name="ce8"/>
          <table:table-cell table:number-columns-repeated="16379"/>
        </table:table-row>
        <table:table-row table:style-name="ro7">
          <table:table-cell table:style-name="ce4" office:value-type="string" calcext:value-type="string">
            <text:p>Quali autori classici vengono citati più frequentemente nelle opere della collezione e in quale contesto?</text:p>
          </table:table-cell>
          <table:table-cell table:style-name="ce2" office:value-type="string" calcext:value-type="string">
            <text:p><text:span text:style-name="T1">Basandomi sui dati disponibili nel JSON, l'opera che fornisce informazioni più dettagliate sulle citazioni è "De orbibus libri Quattuor" di Achillini Alessandro (4B3). In quest'opera:</text:span></text:p>
            <text:p><text:span text:style-name="T1">Averroè è l'autore più citato, con 101 menzioni solo nel "Dubium primum - Liber primus", e numerose altre nei dubbi successivi (totale di oltre 314 citazioni nell'intera opera)</text:span></text:p>
            <text:p><text:span text:style-name="T1">Aristotele è il secondo autore più citato, con 61 menzioni nel "Dubium primum - Liber primus" e molte altre nei capitoli successivi (oltre 226 citazioni totali)</text:span></text:p>
            <text:p><text:span text:style-name="T1">Altri autori citati meno frequentemente includono: Avicenna, Alessandro di Afrodisia, Alberto Magno, Tolomeo, Platone e Anassagora</text:span></text:p>
            <text:p><text:span text:style-name="T1">In altri incunaboli, dalle descrizioni interne dell'opera di Caracciolo Roberto (4B1), emergono numerose citazioni di figure religiose e autori classici, tra cui: Sant'Agostino, San Paolo, San Tommaso d'Aquino, Davide re, Salomone, Isaia profeta, Geremia profeta, Giovanni evangelista.</text:span></text:p>
            <text:p><text:span text:style-name="T1">Nell'opera di Diogene Laerzio tradotta da Poggio Bracciolini (4B4, seconda parte), vengono citate numerose figure filosofiche antiche come: Pitagora, Platone, Aristotele, Epicuro, Zenone, Socrate, Democrito.</text:span></text:p>
            <text:p><text:span text:style-name="T1">Il contesto delle citazioni è principalmente legato a discussioni filosofiche, astronomiche e teologiche, essendo queste opere per lo più di carattere filosofico-scientifico o religioso.</text:span></text:p>
          </table:table-cell>
          <table:table-cell table:style-name="ce2" table:number-columns-repeated="2"/>
          <table:table-cell table:style-name="ce8"/>
          <table:table-cell table:number-columns-repeated="16379"/>
        </table:table-row>
        <table:table-row table:style-name="ro8">
          <table:table-cell table:style-name="ce4" office:value-type="string" calcext:value-type="string">
            <text:p>Quali stampatori veneziani hanno collaborato con più autori presenti nella collezione e quali caratteristiche hanno in comune le loro pubblicazioni?</text:p>
          </table:table-cell>
          <table:table-cell table:style-name="ce2" office:value-type="string" calcext:value-type="string">
            <text:p><text:span text:style-name="T1">Tra gli stampatori veneziani menzionati nella collezione, Giovanni da Cerreto (o Giovanni Tacuino da Tridino) appare più volte:</text:span></text:p>
            <text:p><text:span text:style-name="T1">Ha stampato "De antiquorum gestis fabulosis libri I-VI" di Diodoro Siculo tradotto da Poggio Bracciolini nel 1496</text:span></text:p>
            <text:p><text:span text:style-name="T1">Ha anche stampato "Catullo una cum commentariis" commentato da Palladio Fusco nel 1496</text:span></text:p>
            <text:p><text:span text:style-name="T1">Altri stampatori veneziani presenti nella collezione sono:</text:span></text:p>
            <text:p><text:span text:style-name="T1">Thomaso de Alexandria, che ha stampato l'opera di Caracciolo Roberto nel 1485</text:span></text:p>
            <text:p><text:span text:style-name="T1">Filippo Pinzi (per Benedetto Fontana), che ha stampato l'opera di Diogene Laerzio tradotta da Poggio Bracciolini nel 1497</text:span></text:p>
            <text:p><text:span text:style-name="T1">Caratteristiche comuni delle pubblicazioni di Giovanni da Cerreto:</text:span></text:p>
            <text:p><text:span text:style-name="T1">Entrambe sono state stampate nello stesso anno (1496)</text:span></text:p>
            <text:p><text:span text:style-name="T1">Entrambe le opere presentano una marca tipografica: doppio cerchio sormontato da una doppia croce con le iniziali Z e T</text:span></text:p>
            <text:p><text:span text:style-name="T1">Entrambe sono edizioni di testi classici o commenti a questi</text:span></text:p>
            <text:p><text:span text:style-name="T1">I formati sono simili, tra i 310 x 225 mm dell'opera di Poggio Bracciolini e i 275 x 205 mm dell'opera di Palladio Fusco</text:span></text:p>
            <text:p><text:span text:style-name="T1">Entrambe le edizioni menzionano nei dettagli il doge veneziano Agostino Barbarigo</text:span></text:p>
          </table:table-cell>
          <table:table-cell table:style-name="ce2" table:number-columns-repeated="2"/>
          <table:table-cell table:style-name="ce8"/>
          <table:table-cell table:number-columns-repeated="16379"/>
        </table:table-row>
        <table:table-row table:style-name="ro9">
          <table:table-cell table:style-name="ce5" office:value-type="string" calcext:value-type="string">
            <text:p>Quali filosofi vengono citati nel Liber tertius dell'opera di Achillini Alessandro e quante volte viene menzionato Averroè nell'intero testo?</text:p>
          </table:table-cell>
          <table:table-cell office:value-type="string" calcext:value-type="string">
            <text:p><text:span text:style-name="T1">Nel Liber tertius dell'opera "De orbibus libri Quattuor" di Achillini Alessandro (4B3), vengono citati i seguenti filosofi:</text:span></text:p>
            <text:p><text:span text:style-name="T1">Averroè (46 menzioni nel Dubium primum, 32 nel Dubium secundum, 4 nel Dubium tertium, 11 nel Dubium quartum)</text:span></text:p>
            <text:p><text:span text:style-name="T1">Aristotele (17 menzioni nel Dubium primum, 17 nel Dubium secundum, 19 nel Dubium tertium, 14 nel Dubium quartum)</text:span></text:p>
            <text:p><text:span text:style-name="T1">Avicenna (3 menzioni nel Dubium primum)</text:span></text:p>
            <text:p><text:span text:style-name="T1">Platone (3 menzioni nel Dubium primum, 1 nel Dubium secundum)</text:span></text:p>
            <text:p><text:span text:style-name="T1">Anassagora (2 menzioni nel Dubium secundum)</text:span></text:p>
            <text:p><text:span text:style-name="T1">In totale, nell'intero testo dell'opera di Achillini Alessandro, Averroè viene menzionato circa 314 volte:</text:span></text:p>
            <text:p><text:span text:style-name="T1">101 menzioni nel Liber primus, Dubium primum</text:span></text:p>
            <text:p><text:span text:style-name="T1">30 menzioni nel Liber primus, Dubium secundum</text:span></text:p>
            <text:p><text:span text:style-name="T1">118 menzioni nel Liber primus, Dubium tertium</text:span></text:p>
            <text:p><text:span text:style-name="T1">32 menzioni nel Liber secundus, Dubium primum</text:span></text:p>
            <text:p><text:span text:style-name="T1">62 menzioni nel Liber secundus, Dubium secundum</text:span></text:p>
            <text:p><text:span text:style-name="T1">46 menzioni nel Liber tertius, Dubium primum</text:span></text:p>
            <text:p><text:span text:style-name="T1">32 menzioni nel Liber tertius, Dubium secundum</text:span></text:p>
            <text:p><text:span text:style-name="T1">4 menzioni nel Liber tertius, Dubium tertium</text:span></text:p>
            <text:p><text:span text:style-name="T1">11 menzioni nel Liber tertius, Dubium quartum</text:span></text:p>
            <text:p><text:span text:style-name="T1">6 menzioni nel Liber quartus, Dubium primum</text:span></text:p>
            <text:p><text:span text:style-name="T1">4 menzioni nel Liber quartus, Dubium secundum</text:span></text:p>
            <text:p><text:span text:style-name="T1">30 menzioni nel Liber quartus, Dubium tertium</text:span></text:p>
            <text:p><text:span text:style-name="T1">9 menzioni nel Liber quartus, Dubium quartum</text:span></text:p>
            <text:p><text:span text:style-name="T1">21 menzioni nel Liber quartus, Dubium quintum</text:span></text:p>
          </table:table-cell>
          <table:table-cell table:number-columns-repeated="16382"/>
        </table:table-row>
        <table:table-row table:style-name="ro6">
          <table:table-cell table:style-name="ce5" office:value-type="string" calcext:value-type="string">
            <text:p>Come si riflette l'influenza di Platone nelle opere della collezione Pontaniana?</text:p>
          </table:table-cell>
          <table:table-cell office:value-type="string" calcext:value-type="string">
            <text:p><text:span text:style-name="T1">L'influenza di Platone si riflette in diverse opere della collezione Pontaniana:</text:span></text:p>
            <text:p><text:span text:style-name="T1">La collezione include due opere specificamente dedicate ai dialoghi platonici:</text:span></text:p>
            <text:p><text:span text:style-name="T1">"In Platonis Dialogum, qui Phaedo, seu de animorum immortalitate" di Pompeo Garigliano (4C1, seconda parte)</text:span></text:p>
            <text:p><text:span text:style-name="T1">"In Platonis Epinomidem seu philosophum" di Pompeo Garigliano (4C1, terza parte)</text:span></text:p>
            <text:p><text:span text:style-name="T1">Nel "De orbibus libri Quattuor" di Achillini Alessandro (4B3), Platone viene citato diverse volte:</text:span></text:p>
            <text:p><text:span text:style-name="T1">6 menzioni nel Liber secundus, Dubium secundum</text:span></text:p>
            <text:p><text:span text:style-name="T1">3 menzioni nel Liber tertius, Dubium primum</text:span></text:p>
            <text:p><text:span text:style-name="T1">1 menzione nel Liber tertius, Dubium secundum</text:span></text:p>
            <text:p><text:span text:style-name="T1">3 menzioni nel Liber quartus, Dubium terzo Queste citazioni appaiono in contesti di discussioni filosofiche e cosmologiche.</text:span></text:p>
            <text:p><text:span text:style-name="T1">Nell'opera "De vitis philosophorum" di Diogene Laerzio tradotta da Poggio Bracciolini (4B4, seconda parte), Platone è una figura centrale. Il Liber tertius è interamente dedicato a Platone: "Plato aristone patre et matre perictiona" e diverse altre sezioni dell'opera contengono riferimenti a lui.</text:span></text:p>
            <text:p><text:span text:style-name="T1">I temi platonici trattati nella collezione riguardano principalmente:</text:span></text:p>
            <text:p><text:span text:style-name="T1">L'immortalità dell'anima (nel "Phaedo")</text:span></text:p>
            <text:p><text:span text:style-name="T1">La saggezza e la vita filosofica (nel "Epinomis")</text:span></text:p>
            <text:p><text:span text:style-name="T1">Questioni cosmologiche e la natura degli orbi celesti (nelle discussioni di Achillini)</text:span></text:p>
            <text:p><text:span text:style-name="T1">La biografia e il pensiero di Platone (nell'opera di Diogene Laerzio)</text:span></text:p>
          </table:table-cell>
          <table:table-cell table:number-columns-repeated="16382"/>
        </table:table-row>
        <table:table-row table:style-name="ro10">
          <table:table-cell table:style-name="ce5" office:value-type="string" calcext:value-type="string">
            <text:p>Quali marche tipografiche sono presenti negli incunaboli della collezione e cosa rappresentano?</text:p>
          </table:table-cell>
          <table:table-cell office:value-type="string" calcext:value-type="string">
            <text:p><text:span text:style-name="T1">Nella collezione di incunaboli dell'Accademia Pontaniana sono presenti diverse marche tipografiche:</text:span></text:p>
            <text:p><text:span text:style-name="T1">Nell'incunabolo di Caracciolo Roberto (4B1), al verso della carta 64:</text:span></text:p>
            <text:p><text:span text:style-name="T1">Una marca tipografica con croce latina con traversa orizzontale biforcuta e traversa verticale terminante a forma di Y rovesciata su cerchio quadripartito con iniziali T e A sormontate da accento circonflesso, riferibile allo stampatore Thomaso de Alexandria.</text:span></text:p>
            <text:p><text:span text:style-name="T1">Nell'incunabolo di Achillini Alessandro (4B3), sul verso della carta [52]:</text:span></text:p>
            <text:p><text:span text:style-name="T1">Una marca tipografica rappresentante una croce di Lorena su cerchio con triangolo inscritto con iniziale B, riferibile allo stampatore Benedicti Hectoris (Benedetto Faelli) di Bologna.</text:span></text:p>
            <text:p><text:span text:style-name="T1">Nell'incunabolo di Diodoro Siculo tradotto da Poggio Bracciolini (4B4, prima parte), sul recto della carta [2]:</text:span></text:p>
            <text:p><text:span text:style-name="T1">Una marca tipografica raffigurante un doppio cerchio sormontato da una doppia croce con le iniziali Z e T, riferibile a Giovanni da Cerreto detto Tacuino.</text:span></text:p>
            <text:p><text:span text:style-name="T1">Nell'incunabolo di Diogene Laerzio tradotto da Poggio Bracciolini (4B4, seconda parte), sul recto della carta [2]:</text:span></text:p>
            <text:p><text:span text:style-name="T1">Una marca tipografica che rappresenta una fontana che scorre da albero con tre rami; in basso è presente un busto maschile, e in alto le iniziali B e F, riferibili a Benedetto Fontana.</text:span></text:p>
            <text:p><text:span text:style-name="T1">Nell'incunabolo di Palladio Fusco (4C1, prima parte), sul recto della carta 36:</text:span></text:p>
            <text:p><text:span text:style-name="T1">Una marca tipografica con doppio cerchio sormontato da una doppia croce con le iniziali Z e T, identica a quella dell'opera di Diodoro Siculo, confermando lo stesso stampatore Giovanni Tacuino da Tridino.</text:span></text:p>
            <text:p><text:span text:style-name="T1">Queste marche tipografiche rappresentano il "marchio di fabbrica" degli stampatori e servivano a identificare l'origine delle pubblicazioni, come una sorta di garanzia di qualità e autenticità.</text:span></text:p>
          </table:table-cell>
          <table:table-cell table:number-columns-repeated="16382"/>
        </table:table-row>
        <table:table-row table:style-name="ro11">
          <table:table-cell table:style-name="ce5" office:value-type="string" calcext:value-type="string">
            <text:p>Chi è Tommaso di Alessandria e qual è il suo ruolo nelle opere della collezione?</text:p>
          </table:table-cell>
          <table:table-cell office:value-type="string" calcext:value-type="string">
            <text:p><text:span text:style-name="T1">Tommaso di Alessandria (citato anche come "Thomaso de Alexandria") appare nella collezione come lo stampatore veneziano che ha pubblicato l'incunabolo "Sermones Quadragesimales" di Caracciolo Roberto (4B1) nel 1485.</text:span></text:p>
            <text:p><text:span text:style-name="T1">Nei dettagli dell'incunabolo 4B1 si legge: "L'incunabolo Sermones Quadragesimales di CARACCIOLO ROBERTO é stato pubblicato in Venezia ad opera di Thomaso de Alexandria nel 1485."</text:span></text:p>
            <text:p><text:span text:style-name="T1">Inoltre, nella descrizione della marca tipografica presente al verso della carta 64, si menziona: "Croce latina con traversa orizzontale biforcuta e traversa verticale terminante a forma di Y rovesciata su cerchio quadripartito con iniziali T e A sormontate da accento circonflesso." Le iniziali T e A corrispondono presumibilmente a Tommaso de Alexandria.</text:span></text:p>
            <text:p><text:span text:style-name="T1">Nella sezione "NamesLinkedToHistory" dell'incunabolo 4B1, Tommaso di Alessandria viene menzionato esplicitamente come "stampatore veneziano", insieme al re Ferdinando I, dedicatario dell'opera, e Giovanni Mocenigo, Doge della Repubblica di Venezia.</text:span></text:p>
            <text:p><text:span text:style-name="T1">Non ci sono altre informazioni disponibili su Tommaso di Alessandria nel dataset, né appare in altri incunaboli della collezione. Il suo ruolo è quindi unicamente quello di stampatore dell'opera di Caracciolo Roberto.</text:span></text:p>
          </table:table-cell>
          <table:table-cell table:number-columns-repeated="16382"/>
        </table:table-row>
        <table:table-row table:style-name="ro12">
          <table:table-cell table:style-name="ce5" office:value-type="string" calcext:value-type="string">
            <text:p>Riassumi i principali temi religiosi trattati nella collezione, citando specifici esempi dai testi</text:p>
          </table:table-cell>
          <table:table-cell office:value-type="string" calcext:value-type="string">
            <text:p><text:span text:style-name="T1">I temi religiosi sono prominenti in diversi incunaboli della collezione Pontaniana, particolarmente in queste opere:</text:span></text:p>
            <text:p><text:span text:style-name="T3">Sermones Quadragesimales</text:span><text:span text:style-name="T1"> di Caracciolo Roberto (4B1): Questa è l'opera con il contenuto religioso più dettagliato nella collezione. Si tratta di una raccolta di sermoni quaresimali che affrontano vari temi teologici:</text:span></text:p>
            <text:p><text:span text:style-name="T1">Penitenza e digiuno: "Cum Ieiunatis nolite fieri sicut hypocrite tristes" (Feria quarta)</text:span></text:p>
            <text:p><text:span text:style-name="T1">Preghiera e guarigione: "Domine puer meus iacét in domo paraliticus" (Feria quinta)</text:span></text:p>
            <text:p><text:span text:style-name="T1">Carità e elemosina: "Cum facis elemosyna nesciat sinistra tua quod faciat destra tua" (Feria sexta)</text:span></text:p>
            <text:p><text:span text:style-name="T1">Tentazione e resistenza al peccato: "Ductus est iesus in desertum a spiritu ut tentaret a diabolo" (Dominica prima)</text:span></text:p>
            <text:p><text:span text:style-name="T1">Il giudizio finale: "Venite benedicti patris mei percipite paratum vobis regnum ab origine mundi" (Feria secunda)</text:span></text:p>
            <text:p><text:span text:style-name="T1">La passione di Cristo: descritta in dettaglio nella "Feria sexta in passione" (cc. 53v-60v)</text:span></text:p>
            <text:p><text:span text:style-name="T1">La resurrezione: "Iesum quem queritis crucifixum surrexit non est hic" (Nel giorno de la pascha)</text:span></text:p>
            <text:p><text:span text:style-name="T3">Historia Ecclesiastica</text:span><text:span text:style-name="T1"> di Eusebio di Cesarea (4C2): Questa è un'importante opera storiografica cristiana che narra la storia della Chiesa dalle origini fino al IV secolo. Include:</text:span></text:p>
            <text:p><text:span text:style-name="T1">La successione apostolica: "Successiones sanctorum apostolorum et tempora qua salvatore nostro usque ad nos decursa sint" (Liber primus)</text:span></text:p>
            <text:p><text:span text:style-name="T1">Le persecuzioni contro i cristiani: "At cum Severus quoque persecutions agitaret ecclesiis preclara a militibus Cristi" (Liber sextus)</text:span></text:p>
            <text:p><text:span text:style-name="T1">La conversione di Costantino e la fine delle persecuzioni: menzionata nel prologo: "Nostri vero duo libelli a temporibus costantini post persecutionem"</text:span></text:p>
            <text:p><text:span text:style-name="T3">Altri temi religiosi nella collezione</text:span><text:span text:style-name="T1">:</text:span></text:p>
            <text:p><text:span text:style-name="T1">Filosofia e teologia: Nell'opera di Achillini Alessandro (4B3) vengono discusse questioni teologico-filosofiche, con citazioni di autorità come Sant'Agostino, San Tommaso e Alberto Magno</text:span></text:p>
            <text:p><text:span text:style-name="T1">L'immortalità dell'anima: Tema centrale nel commento di Pompeo Garigliano al "Phaedo" di Platone (4C1, seconda parte): "In Platonis Phaedonem vel de immortalitate animorum"</text:span></text:p>
            <text:p><text:span text:style-name="T1">I temi religiosi nella collezione riflettono le principali preoccupazioni teologiche del periodo: la vita cristiana virtuosa, il rapporto tra fede e filosofia classica, la storia della Chiesa, e questioni fondamentali come l'immortalità dell'anima e il giudizio finale.</text:span></text:p>
          </table:table-cell>
          <table:table-cell table:number-columns-repeated="16382"/>
        </table:table-row>
        <table:table-row table:style-name="ro13" table:number-rows-repeated="1048561">
          <table:table-cell table:number-columns-repeated="16384"/>
        </table:table-row>
        <table:table-row table:style-name="ro13">
          <table:table-cell table:number-columns-repeated="16384"/>
        </table:table-row>
      </table:table>
      <table:table table:name="Mistral-7B-Instruct-v0.2-GPTQ" table:style-name="ta1">
        <table:table-column table:style-name="co1" table:number-columns-repeated="2" table:default-cell-style-name="ce6"/>
        <table:table-column table:style-name="co1" table:number-columns-repeated="2" table:default-cell-style-name="ce9"/>
        <table:table-column table:style-name="co1" table:number-columns-repeated="16380" table:default-cell-style-name="ce7"/>
        <table:table-row table:style-name="ro1">
          <table:table-cell table:style-name="ce1" office:value-type="string" calcext:value-type="string">
            <text:p>Modello</text:p>
          </table:table-cell>
          <table:table-cell table:style-name="ce1" office:value-type="string" calcext:value-type="string">
            <text:p>Configurazione RAG</text:p>
          </table:table-cell>
          <table:table-cell table:style-name="ce1" office:value-type="string" calcext:value-type="string">
            <text:p>Prompt RAG</text:p>
          </table:table-cell>
          <table:table-cell table:style-name="ce1" office:value-type="string" calcext:value-type="string">
            <text:p>Prompt CAG</text:p>
          </table:table-cell>
          <table:table-cell table:style-name="ce8"/>
          <table:table-cell table:number-columns-repeated="16379"/>
        </table:table-row>
        <table:table-row table:style-name="ro2">
          <table:table-cell table:style-name="ce2" office:value-type="string" calcext:value-type="string">
            <text:p>Model: Mistral-7B-Instruct-v0.2-GPTQ</text:p>
            <text:p>Tokenizer: mistralai/Mistral-7B-Instruct-v0.2</text:p>
          </table:table-cell>
          <table:table-cell table:style-name="ce2" office:value-type="string" calcext:value-type="string">
            <text:p>embed_model_name = "BAAI/bge-m3"</text:p>
            <text:p>chunk_size = 512</text:p>
            <text:p>chunk_overlap = 64</text:p>
            <text:p>temperature = 0.4</text:p>
            <text:p/>
          </table:table-cell>
          <table:table-cell table:style-name="ce2" office:value-type="string" calcext:value-type="string">
            <text:p>    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ext:p/>
          </table:table-cell>
          <table:table-cell table:style-name="ce2" office:value-type="string" calcext:value-type="string">
            <text:p>    Sei un assistente bibliotecario. Nel contesto ti sono fornite informazioni sul catalogo della Biblioteca Pontaniana di Napoli.</text:p>
            <text:p>    Rispondi alle domande con le informazioni pertinenti.</text:p>
            <text:p/>
          </table:table-cell>
          <table:table-cell table:style-name="ce8"/>
          <table:table-cell table:number-columns-repeated="16379"/>
        </table:table-row>
        <table:table-row table:style-name="ro3">
          <table:table-cell table:style-name="ce3" table:number-columns-repeated="4"/>
          <table:table-cell table:style-name="ce8"/>
          <table:table-cell table:number-columns-repeated="16379"/>
        </table:table-row>
        <table:table-row table:style-name="ro1">
          <table:table-cell table:style-name="ce1" office:value-type="string" calcext:value-type="string">
            <text:p>Domanda</text:p>
          </table:table-cell>
          <table:table-cell table:style-name="ce1" office:value-type="string" calcext:value-type="string">
            <text:p>Risposta attesa</text:p>
          </table:table-cell>
          <table:table-cell table:style-name="ce1" office:value-type="string" calcext:value-type="string">
            <text:p>Risposta RAG</text:p>
          </table:table-cell>
          <table:table-cell table:style-name="ce1" office:value-type="string" calcext:value-type="string">
            <text:p>Risposta CAG</text:p>
          </table:table-cell>
          <table:table-cell table:style-name="ce8"/>
          <table:table-cell table:number-columns-repeated="16379"/>
        </table:table-row>
        <table:table-row table:style-name="ro4">
          <table:table-cell table:style-name="ce4" office:value-type="string" calcext:value-type="string">
            <text:p>Quali incunaboli sono stati pubblicati a Venezia e in quali anni?</text:p>
          </table:table-cell>
          <table:table-cell table:style-name="ce2" office:value-type="string" calcext:value-type="string">
            <text:p><text:span text:style-name="T1">Nella collezione dell'Accademia Pontaniana sono presenti quattro incunaboli pubblicati a Venezia:</text:span></text:p>
            <text:p><text:span text:style-name="T1">L'incunabolo "Sermones Quadragesimales" di Caracciolo Roberto (4B1), pubblicato a Venezia da Thomaso de Alexandria nel 1485</text:span></text:p>
            <text:p><text:span text:style-name="T1">L'incunabolo "De antiquorum gestis fabulosis libri I-VI" di Diodoro Siculo tradotto da Poggio Bracciolini (4B4, prima parte), pubblicato a Venezia da Giovanni da Cerreto (alias Tacuinum) nel 1496</text:span></text:p>
            <text:p><text:span text:style-name="T1">L'incunabolo "De vitis philosophorum libri I-X" di Diogene Laerzio tradotto da Poggio Bracciolini (4B4, seconda parte), pubblicato a Venezia da Filippo Pinzi per Benedetto Fontana nel 1497</text:span></text:p>
            <text:p><text:span text:style-name="T1">L'incunabolo "Catullo una cum commentariis" commentato da Palladio Fusco (4C1, prima parte), pubblicato a Venezia da Giovanni Tacuino da Tridino nel 1496</text:span></text:p>
          </table:table-cell>
          <table:table-cell table:style-name="ce2" office:value-type="string" calcext:value-type="string">
            <text:p>Quali incunabuli sono stati pubblicati a Venezia e in quali anni? Two examples of incunabuli published in Venice are: 1. "Sermones Quadragesimales" by Caracciolo Roberto, published in 1485, and 2. "Opera" by Catullus, published in 1496.</text:p>
          </table:table-cell>
          <table:table-cell table:style-name="ce2"/>
          <table:table-cell table:style-name="ce8"/>
          <table:table-cell table:number-columns-repeated="16379"/>
        </table:table-row>
        <table:table-row table:style-name="ro5">
          <table:table-cell table:style-name="ce4" office:value-type="string" calcext:value-type="string">
            <text:p>Descrivi le caratteristiche fisiche e lo stato di conservazione dell'incunabolo di Caracciolo Roberto (4B1)</text:p>
          </table:table-cell>
          <table:table-cell table:style-name="ce2" office:value-type="string" calcext:value-type="string">
            <text:p><text:span text:style-name="T1">L'incunabolo di Caracciolo Roberto (4B1) è un volume cartaceo dal titolo "Sermones Quadragesimales" pubblicato a Venezia nel 1485. Ha dimensioni di 335 x 236 mm e comprende 64 carte. Il testo è bicolonnare con 46 linee per colonna in inchiostro nero.</text:span></text:p>
            <text:p><text:span text:style-name="T1">La legatura è novecentesca in pergamena rigida su piatti di cartone, eseguita da Achille Fiore, come attestato dall'etichetta sul contropiatto posteriore: "Legatoria A. FIORE Napoli". Il dorso è liscio con il nome dell'autore e il titolo dell'opera: "CARACCIOLUS – SERMONES QUADRAGESIMALES".</text:span></text:p>
            <text:p><text:span text:style-name="T1">Riguardo allo stato di conservazione, la coperta è stata restaurata. Sono presenti sparsi fori da insetti e, nei casi più evidenti, sono stati effettuati interventi di restauro con carta giapponese. Alla carta 42v è presente uno strappo nella parte inferiore della colonna sinistra.</text:span></text:p>
            <text:p><text:span text:style-name="T1">La decorazione presenta spazi capitali vuoti senza lettere guida; alcune iniziali in inchiostro nero, di mediocre fattura, sono state aggiunte successivamente.</text:span></text:p>
          </table:table-cell>
          <table:table-cell table:style-name="ce2" office:value-type="string" calcext:value-type="string">
            <text:p>L'incunabolo di Caracciolo Roberto (4B1) presenta le seguenti caratteristiche fisiche: ha una taglia 4°, con dimensioni di mm 335 x 236 (carta di guardia anteriore r). Il fascicolo consiste in 6 bifolios (senioni). Il testo è disposto a bicolonna, e c'è una quindicina e mezzo di righe inchiostrate su ogni pagina. La legatura è una legatura del XIX secolo in cuoio su tavole di cartone, eseguita da Achille Fiore. La copertura è restaurata, e ci sono buche sparse a causa di insetti. Il livello di conservazione del libro include solo interventi significativi di restauro con carta giapponese. Sulla retta di pagina 42v c'è un taglio nella parte inferiore della colonna sinistra. La decorazione include spazi vu</text:p>
          </table:table-cell>
          <table:table-cell table:style-name="ce2"/>
          <table:table-cell table:style-name="ce8"/>
          <table:table-cell table:number-columns-repeated="16379"/>
        </table:table-row>
        <table:table-row table:style-name="ro6">
          <table:table-cell table:style-name="ce4" office:value-type="string" calcext:value-type="string">
            <text:p>Confronta le legature e le decorazioni degli incunaboli 4B3 e 4C2</text:p>
          </table:table-cell>
          <table:table-cell table:style-name="ce2" office:value-type="string" calcext:value-type="string">
            <text:p><text:span text:style-name="T2">Legature:</text:span></text:p>
            <text:p><text:span text:style-name="T1">L'incunabolo 4B3 (Achillini Alessandro, "De orbibus libri Quattuor") ha una legatura in carta rigida su piatti di cartone. Il dorso è liscio con indicazione dell'autore, del titolo, del luogo e dell'anno di pubblicazione: "ACHILLINI – DE ORBIBUS – BONONIE – 1498".</text:span></text:p>
            <text:p><text:span text:style-name="T1">L'incunabolo 4C2 (Eusebio di Cesarea, "Historia ecclesiastica") ha una legatura novecentesca in pergamena rigida su piatti di cartone, eseguita da Achille Fiore, come attestato dall'etichetta sul contropiatto posteriore: "Legatoria A. FIORE Napoli". Il dorso è liscio con nome dell'autore e titolo dell'opera: "C. EUSEBIUS – HISTORIA ECCLESIASTICA".</text:span></text:p>
            <text:p><text:span text:style-name="T2">Decorazioni:</text:span></text:p>
            <text:p><text:span text:style-name="T1">Nell'incunabolo 4B3, le decorazioni consistono in spazi capitali vuoti senza lettere guida; alcune iniziali in inchiostro nero, di mediocre fattura, sono state aggiunte successivamente.</text:span></text:p>
            <text:p><text:span text:style-name="T1">Similmente, nell'incunabolo 4C2, le decorazioni presentano spazi capitali vuoti senza lettere guida.</text:span></text:p>
            <text:p><text:span text:style-name="T2">Stato di conservazione:</text:span></text:p>
            <text:p><text:span text:style-name="T1">L'incunabolo 4B3 ha la coperta danneggiata, fori da insetti sparsi, legatura superiore molto fragile nelle prime pagine, e carte di guardia anteriore e posteriore deteriorate lungo il bordo inferiore. Alla carta 51v è presente uno strappo nell'angolo inferiore a destra.</text:span></text:p>
            <text:p><text:span text:style-name="T1">L'incunabolo 4C2 ha la coperta restaurata, sparsi fori da insetti e, nei casi più evidenti, sono stati effettuati interventi di restauro con carta giapponese, come alla carta 169v.</text:span></text:p>
          </table:table-cell>
          <table:table-cell table:style-name="ce2" office:value-type="string" calcext:value-type="string">
            <text:p>Both Incunaboli 4B3 and 4C2 have legatures. For Incunabolo 4B3, the binding has a rigid leather cover on cardboard plates, but there is no explicit mention of decorations. For Incunabolo 4C2, the binding has a rigid pergamena cover on cardboard plates, and there is an added front and back guard, which could imply the presence of decorations on the guards but it is not explicitly stated.</text:p>
          </table:table-cell>
          <table:table-cell table:style-name="ce2"/>
          <table:table-cell table:style-name="ce8"/>
          <table:table-cell table:number-columns-repeated="16379"/>
        </table:table-row>
        <table:table-row table:style-name="ro7">
          <table:table-cell table:style-name="ce4" office:value-type="string" calcext:value-type="string">
            <text:p>Quali autori classici vengono citati più frequentemente nelle opere della collezione e in quale contesto?</text:p>
          </table:table-cell>
          <table:table-cell table:style-name="ce2" office:value-type="string" calcext:value-type="string">
            <text:p><text:span text:style-name="T1">Basandomi sui dati disponibili nel JSON, l'opera che fornisce informazioni più dettagliate sulle citazioni è "De orbibus libri Quattuor" di Achillini Alessandro (4B3). In quest'opera:</text:span></text:p>
            <text:p><text:span text:style-name="T1">Averroè è l'autore più citato, con 101 menzioni solo nel "Dubium primum - Liber primus", e numerose altre nei dubbi successivi (totale di oltre 314 citazioni nell'intera opera)</text:span></text:p>
            <text:p><text:span text:style-name="T1">Aristotele è il secondo autore più citato, con 61 menzioni nel "Dubium primum - Liber primus" e molte altre nei capitoli successivi (oltre 226 citazioni totali)</text:span></text:p>
            <text:p><text:span text:style-name="T1">Altri autori citati meno frequentemente includono: Avicenna, Alessandro di Afrodisia, Alberto Magno, Tolomeo, Platone e Anassagora</text:span></text:p>
            <text:p><text:span text:style-name="T1">In altri incunaboli, dalle descrizioni interne dell'opera di Caracciolo Roberto (4B1), emergono numerose citazioni di figure religiose e autori classici, tra cui: Sant'Agostino, San Paolo, San Tommaso d'Aquino, Davide re, Salomone, Isaia profeta, Geremia profeta, Giovanni evangelista.</text:span></text:p>
            <text:p><text:span text:style-name="T1">Nell'opera di Diogene Laerzio tradotta da Poggio Bracciolini (4B4, seconda parte), vengono citate numerose figure filosofiche antiche come: Pitagora, Platone, Aristotele, Epicuro, Zenone, Socrate, Democrito.</text:span></text:p>
            <text:p><text:span text:style-name="T1">Il contesto delle citazioni è principalmente legato a discussioni filosofiche, astronomiche e teologiche, essendo queste opere per lo più di carattere filosofico-scientifico o religioso.</text:span></text:p>
          </table:table-cell>
          <table:table-cell office:value-type="string" calcext:value-type="string">
            <text:p>The classic authors most frequently cited in the collection are Aristotle and Theophrastus. Aristotle's works "Historia Animalium", "De Partibus Animalium", and "De Generatione Animalium" are cited, and they are significant contributions to the field of biology. Theophrastus' works "Historia Plantarum" and "De Causis Plantarum" are cited and are significant contributions to the field of botany. These works are part of an edition attributed to Andreas Cratander, which is noted for its rigorous filology and the contributions of scholars who accompanied the text with erudite analyses.</text:p>
          </table:table-cell>
          <table:table-cell table:style-name="ce2"/>
          <table:table-cell table:style-name="ce8"/>
          <table:table-cell table:number-columns-repeated="16379"/>
        </table:table-row>
        <table:table-row table:style-name="ro8">
          <table:table-cell table:style-name="ce4" office:value-type="string" calcext:value-type="string">
            <text:p>Quali stampatori veneziani hanno collaborato con più autori presenti nella collezione e quali caratteristiche hanno in comune le loro pubblicazioni?</text:p>
          </table:table-cell>
          <table:table-cell table:style-name="ce2" office:value-type="string" calcext:value-type="string">
            <text:p><text:span text:style-name="T1">Tra gli stampatori veneziani menzionati nella collezione, Giovanni da Cerreto (o Giovanni Tacuino da Tridino) appare più volte:</text:span></text:p>
            <text:p><text:span text:style-name="T1">Ha stampato "De antiquorum gestis fabulosis libri I-VI" di Diodoro Siculo tradotto da Poggio Bracciolini nel 1496</text:span></text:p>
            <text:p><text:span text:style-name="T1">Ha anche stampato "Catullo una cum commentariis" commentato da Palladio Fusco nel 1496</text:span></text:p>
            <text:p><text:span text:style-name="T1">Altri stampatori veneziani presenti nella collezione sono:</text:span></text:p>
            <text:p><text:span text:style-name="T1">Thomaso de Alexandria, che ha stampato l'opera di Caracciolo Roberto nel 1485</text:span></text:p>
            <text:p><text:span text:style-name="T1">Filippo Pinzi (per Benedetto Fontana), che ha stampato l'opera di Diogene Laerzio tradotta da Poggio Bracciolini nel 1497</text:span></text:p>
            <text:p><text:span text:style-name="T1">Caratteristiche comuni delle pubblicazioni di Giovanni da Cerreto:</text:span></text:p>
            <text:p><text:span text:style-name="T1">Entrambe sono state stampate nello stesso anno (1496)</text:span></text:p>
            <text:p><text:span text:style-name="T1">Entrambe le opere presentano una marca tipografica: doppio cerchio sormontato da una doppia croce con le iniziali Z e T</text:span></text:p>
            <text:p><text:span text:style-name="T1">Entrambe sono edizioni di testi classici o commenti a questi</text:span></text:p>
            <text:p><text:span text:style-name="T1">I formati sono simili, tra i 310 x 225 mm dell'opera di Poggio Bracciolini e i 275 x 205 mm dell'opera di Palladio Fusco</text:span></text:p>
            <text:p><text:span text:style-name="T1">Entrambe le edizioni menzionano nei dettagli il doge veneziano Agostino Barbarigo</text:span></text:p>
          </table:table-cell>
          <table:table-cell table:style-name="ce2" office:value-type="string" calcext:value-type="string">
            <text:p>The Venetian press that collaborated with the most authors in the collection is Aldo Manuzio. The common features of Aldo Manuzio's publications include their typographical elegance, high-quality editorial standards, and bicolonnare with comment in cornice. Some of the books also have a colophon with a circular emblem and a hand-drawn benedicant figure. The weight of the books ranges from 950 g to an unknown weight, and the text layout is bicolonnare with comment in cornice. The imprint includes the name 'tera' repeated three times and the year '1519 (R)', and the signature is '[croce]4 2A-2H6 2I4'. The books have requests for notes in the margins and various calls for attention, and some have a carta di guardia anteriore and una posteriore. However, the language of these publications is not specified in the context information.</text:p>
          </table:table-cell>
          <table:table-cell table:style-name="ce2"/>
          <table:table-cell table:style-name="ce8"/>
          <table:table-cell table:number-columns-repeated="16379"/>
        </table:table-row>
        <table:table-row table:style-name="ro9">
          <table:table-cell table:style-name="ce5" office:value-type="string" calcext:value-type="string">
            <text:p>Quali filosofi vengono citati nel Liber tertius dell'opera di Achillini Alessandro e quante volte viene menzionato Averroè nell'intero testo?</text:p>
          </table:table-cell>
          <table:table-cell office:value-type="string" calcext:value-type="string">
            <text:p><text:span text:style-name="T1">Nel Liber tertius dell'opera "De orbibus libri Quattuor" di Achillini Alessandro (4B3), vengono citati i seguenti filosofi:</text:span></text:p>
            <text:p><text:span text:style-name="T1">Averroè (46 menzioni nel Dubium primum, 32 nel Dubium secundum, 4 nel Dubium tertium, 11 nel Dubium quartum)</text:span></text:p>
            <text:p><text:span text:style-name="T1">Aristotele (17 menzioni nel Dubium primum, 17 nel Dubium secundum, 19 nel Dubium tertium, 14 nel Dubium quartum)</text:span></text:p>
            <text:p><text:span text:style-name="T1">Avicenna (3 menzioni nel Dubium primum)</text:span></text:p>
            <text:p><text:span text:style-name="T1">Platone (3 menzioni nel Dubium primum, 1 nel Dubium secundum)</text:span></text:p>
            <text:p><text:span text:style-name="T1">Anassagora (2 menzioni nel Dubium secundum)</text:span></text:p>
            <text:p><text:span text:style-name="T1">In totale, nell'intero testo dell'opera di Achillini Alessandro, Averroè viene menzionato circa 314 volte:</text:span></text:p>
            <text:p><text:span text:style-name="T1">101 menzioni nel Liber primus, Dubium primum</text:span></text:p>
            <text:p><text:span text:style-name="T1">30 menzioni nel Liber primus, Dubium secundum</text:span></text:p>
            <text:p><text:span text:style-name="T1">118 menzioni nel Liber primus, Dubium tertium</text:span></text:p>
            <text:p><text:span text:style-name="T1">32 menzioni nel Liber secundus, Dubium primum</text:span></text:p>
            <text:p><text:span text:style-name="T1">62 menzioni nel Liber secundus, Dubium secundum</text:span></text:p>
            <text:p><text:span text:style-name="T1">46 menzioni nel Liber tertius, Dubium primum</text:span></text:p>
            <text:p><text:span text:style-name="T1">32 menzioni nel Liber tertius, Dubium secundum</text:span></text:p>
            <text:p><text:span text:style-name="T1">4 menzioni nel Liber tertius, Dubium tertium</text:span></text:p>
            <text:p><text:span text:style-name="T1">11 menzioni nel Liber tertius, Dubium quartum</text:span></text:p>
            <text:p><text:span text:style-name="T1">6 menzioni nel Liber quartus, Dubium primum</text:span></text:p>
            <text:p><text:span text:style-name="T1">4 menzioni nel Liber quartus, Dubium secundum</text:span></text:p>
            <text:p><text:span text:style-name="T1">30 menzioni nel Liber quartus, Dubium tertium</text:span></text:p>
            <text:p><text:span text:style-name="T1">9 menzioni nel Liber quartus, Dubium quartum</text:span></text:p>
            <text:p><text:span text:style-name="T1">21 menzioni nel Liber quartus, Dubium quintum</text:span></text:p>
          </table:table-cell>
          <table:table-cell office:value-type="string" calcext:value-type="string">
            <text:p>Nel testo intero di Achillini Alessandro, Liber tertius in particolare, Averroè viene citato 3 volte. In totale, nel testo intero, Averroè viene menzionato 46 volte.</text:p>
          </table:table-cell>
          <table:table-cell table:number-columns-repeated="16381"/>
        </table:table-row>
        <table:table-row table:style-name="ro6">
          <table:table-cell table:style-name="ce5" office:value-type="string" calcext:value-type="string">
            <text:p>Come si riflette l'influenza di Platone nelle opere della collezione Pontaniana?</text:p>
          </table:table-cell>
          <table:table-cell office:value-type="string" calcext:value-type="string">
            <text:p><text:span text:style-name="T1">L'influenza di Platone si riflette in diverse opere della collezione Pontaniana:</text:span></text:p>
            <text:p><text:span text:style-name="T1">La collezione include due opere specificamente dedicate ai dialoghi platonici:</text:span></text:p>
            <text:p><text:span text:style-name="T1">"In Platonis Dialogum, qui Phaedo, seu de animorum immortalitate" di Pompeo Garigliano (4C1, seconda parte)</text:span></text:p>
            <text:p><text:span text:style-name="T1">"In Platonis Epinomidem seu philosophum" di Pompeo Garigliano (4C1, terza parte)</text:span></text:p>
            <text:p><text:span text:style-name="T1">Nel "De orbibus libri Quattuor" di Achillini Alessandro (4B3), Platone viene citato diverse volte:</text:span></text:p>
            <text:p><text:span text:style-name="T1">6 menzioni nel Liber secundus, Dubium secundum</text:span></text:p>
            <text:p><text:span text:style-name="T1">3 menzioni nel Liber tertius, Dubium primum</text:span></text:p>
            <text:p><text:span text:style-name="T1">1 menzione nel Liber tertius, Dubium secundum</text:span></text:p>
            <text:p><text:span text:style-name="T1">3 menzioni nel Liber quartus, Dubium terzo Queste citazioni appaiono in contesti di discussioni filosofiche e cosmologiche.</text:span></text:p>
            <text:p><text:span text:style-name="T1">Nell'opera "De vitis philosophorum" di Diogene Laerzio tradotta da Poggio Bracciolini (4B4, seconda parte), Platone è una figura centrale. Il Liber tertius è interamente dedicato a Platone: "Plato aristone patre et matre perictiona" e diverse altre sezioni dell'opera contengono riferimenti a lui.</text:span></text:p>
            <text:p><text:span text:style-name="T1">I temi platonici trattati nella collezione riguardano principalmente:</text:span></text:p>
            <text:p><text:span text:style-name="T1">L'immortalità dell'anima (nel "Phaedo")</text:span></text:p>
            <text:p><text:span text:style-name="T1">La saggezza e la vita filosofica (nel "Epinomis")</text:span></text:p>
            <text:p><text:span text:style-name="T1">Questioni cosmologiche e la natura degli orbi celesti (nelle discussioni di Achillini)</text:span></text:p>
            <text:p><text:span text:style-name="T1">La biografia e il pensiero di Platone (nell'opera di Diogene Laerzio)</text:span></text:p>
          </table:table-cell>
          <table:table-cell office:value-type="string" calcext:value-type="string">
            <text:p>It is possible that Plato's ideas influenced the works in the Pontaniana collection, even if not explicitly stated. Plato's works were influential in the Western literary tradition, and humanists like Palladio Fusco, who contributed to the collection, were deeply interested in the works of ancient Greek and Roman philosophers, including Plato.</text:p>
          </table:table-cell>
          <table:table-cell table:number-columns-repeated="16381"/>
        </table:table-row>
        <table:table-row table:style-name="ro10">
          <table:table-cell table:style-name="ce5" office:value-type="string" calcext:value-type="string">
            <text:p>Quali marche tipografiche sono presenti negli incunaboli della collezione e cosa rappresentano?</text:p>
          </table:table-cell>
          <table:table-cell office:value-type="string" calcext:value-type="string">
            <text:p><text:span text:style-name="T1">Nella collezione di incunaboli dell'Accademia Pontaniana sono presenti diverse marche tipografiche:</text:span></text:p>
            <text:p><text:span text:style-name="T1">Nell'incunabolo di Caracciolo Roberto (4B1), al verso della carta 64:</text:span></text:p>
            <text:p><text:span text:style-name="T1">Una marca tipografica con croce latina con traversa orizzontale biforcuta e traversa verticale terminante a forma di Y rovesciata su cerchio quadripartito con iniziali T e A sormontate da accento circonflesso, riferibile allo stampatore Thomaso de Alexandria.</text:span></text:p>
            <text:p><text:span text:style-name="T1">Nell'incunabolo di Achillini Alessandro (4B3), sul verso della carta [52]:</text:span></text:p>
            <text:p><text:span text:style-name="T1">Una marca tipografica rappresentante una croce di Lorena su cerchio con triangolo inscritto con iniziale B, riferibile allo stampatore Benedicti Hectoris (Benedetto Faelli) di Bologna.</text:span></text:p>
            <text:p><text:span text:style-name="T1">Nell'incunabolo di Diodoro Siculo tradotto da Poggio Bracciolini (4B4, prima parte), sul recto della carta [2]:</text:span></text:p>
            <text:p><text:span text:style-name="T1">Una marca tipografica raffigurante un doppio cerchio sormontato da una doppia croce con le iniziali Z e T, riferibile a Giovanni da Cerreto detto Tacuino.</text:span></text:p>
            <text:p><text:span text:style-name="T1">Nell'incunabolo di Diogene Laerzio tradotto da Poggio Bracciolini (4B4, seconda parte), sul recto della carta [2]:</text:span></text:p>
            <text:p><text:span text:style-name="T1">Una marca tipografica che rappresenta una fontana che scorre da albero con tre rami; in basso è presente un busto maschile, e in alto le iniziali B e F, riferibili a Benedetto Fontana.</text:span></text:p>
            <text:p><text:span text:style-name="T1">Nell'incunabolo di Palladio Fusco (4C1, prima parte), sul recto della carta 36:</text:span></text:p>
            <text:p><text:span text:style-name="T1">Una marca tipografica con doppio cerchio sormontato da una doppia croce con le iniziali Z e T, identica a quella dell'opera di Diodoro Siculo, confermando lo stesso stampatore Giovanni Tacuino da Tridino.</text:span></text:p>
            <text:p><text:span text:style-name="T1">Queste marche tipografiche rappresentano il "marchio di fabbrica" degli stampatori e servivano a identificare l'origine delle pubblicazioni, come una sorta di garanzia di qualità e autenticità.</text:span></text:p>
          </table:table-cell>
          <table:table-cell office:value-type="string" calcext:value-type="string">
            <text:p>The Incunaboli Pontaniana collection includes incunabuli with various printing techniques. One such technique is cartulazione a stampa, which involves the use of printed labels or stamps on the binding or cover. In the case of some of the documents, these stamps are in Arabic numbers in the upper right corner of the recto. Another technique is the text layout, which is arranged in a bicolonnare format. The documents also have lines of ink on the recto of the pages, with 52 lines mentioned in one instance. Additionally, there are manuscript annotations, including richiami di attenzione, glosse manoscritte, and various methods of underlining, such as a manicula, present in most of the pages. The binding is in carta rigida su piatti di cartone, meaning it is bound in a rigid paper cover on wooden boards, with a smooth spine that bears the author, title, place, and date of publication.</text:p>
          </table:table-cell>
          <table:table-cell table:number-columns-repeated="16381"/>
        </table:table-row>
        <table:table-row table:style-name="ro11">
          <table:table-cell table:style-name="ce5" office:value-type="string" calcext:value-type="string">
            <text:p>Chi è Tommaso di Alessandria e qual è il suo ruolo nelle opere della collezione?</text:p>
          </table:table-cell>
          <table:table-cell office:value-type="string" calcext:value-type="string">
            <text:p><text:span text:style-name="T1">Tommaso di Alessandria (citato anche come "Thomaso de Alexandria") appare nella collezione come lo stampatore veneziano che ha pubblicato l'incunabolo "Sermones Quadragesimales" di Caracciolo Roberto (4B1) nel 1485.</text:span></text:p>
            <text:p><text:span text:style-name="T1">Nei dettagli dell'incunabolo 4B1 si legge: "L'incunabolo Sermones Quadragesimales di CARACCIOLO ROBERTO é stato pubblicato in Venezia ad opera di Thomaso de Alexandria nel 1485."</text:span></text:p>
            <text:p><text:span text:style-name="T1">Inoltre, nella descrizione della marca tipografica presente al verso della carta 64, si menziona: "Croce latina con traversa orizzontale biforcuta e traversa verticale terminante a forma di Y rovesciata su cerchio quadripartito con iniziali T e A sormontate da accento circonflesso." Le iniziali T e A corrispondono presumibilmente a Tommaso de Alexandria.</text:span></text:p>
            <text:p><text:span text:style-name="T1">Nella sezione "NamesLinkedToHistory" dell'incunabolo 4B1, Tommaso di Alessandria viene menzionato esplicitamente come "stampatore veneziano", insieme al re Ferdinando I, dedicatario dell'opera, e Giovanni Mocenigo, Doge della Repubblica di Venezia.</text:span></text:p>
            <text:p><text:span text:style-name="T1">Non ci sono altre informazioni disponibili su Tommaso di Alessandria nel dataset, né appare in altri incunaboli della collezione. Il suo ruolo è quindi unicamente quello di stampatore dell'opera di Caracciolo Roberto.</text:span></text:p>
          </table:table-cell>
          <table:table-cell office:value-type="string" calcext:value-type="string">
            <text:p>I'm sorry, but I don't have enough information to answer your question about Tommaso di Alessandria and his role in the works of a collection. The JSON data provided does mention some historical figures and works, but none of them are related to Tommaso di Alessandria.</text:p>
          </table:table-cell>
          <table:table-cell table:number-columns-repeated="16381"/>
        </table:table-row>
        <table:table-row table:style-name="ro12">
          <table:table-cell table:style-name="ce5" office:value-type="string" calcext:value-type="string">
            <text:p>Riassumi i principali temi religiosi trattati nella collezione, citando specifici esempi dai testi</text:p>
          </table:table-cell>
          <table:table-cell office:value-type="string" calcext:value-type="string">
            <text:p><text:span text:style-name="T1">I temi religiosi sono prominenti in diversi incunaboli della collezione Pontaniana, particolarmente in queste opere:</text:span></text:p>
            <text:p><text:span text:style-name="T3">Sermones Quadragesimales</text:span><text:span text:style-name="T1"> di Caracciolo Roberto (4B1): Questa è l'opera con il contenuto religioso più dettagliato nella collezione. Si tratta di una raccolta di sermoni quaresimali che affrontano vari temi teologici:</text:span></text:p>
            <text:p><text:span text:style-name="T1">Penitenza e digiuno: "Cum Ieiunatis nolite fieri sicut hypocrite tristes" (Feria quarta)</text:span></text:p>
            <text:p><text:span text:style-name="T1">Preghiera e guarigione: "Domine puer meus iacét in domo paraliticus" (Feria quinta)</text:span></text:p>
            <text:p><text:span text:style-name="T1">Carità e elemosina: "Cum facis elemosyna nesciat sinistra tua quod faciat destra tua" (Feria sexta)</text:span></text:p>
            <text:p><text:span text:style-name="T1">Tentazione e resistenza al peccato: "Ductus est iesus in desertum a spiritu ut tentaret a diabolo" (Dominica prima)</text:span></text:p>
            <text:p><text:span text:style-name="T1">Il giudizio finale: "Venite benedicti patris mei percipite paratum vobis regnum ab origine mundi" (Feria secunda)</text:span></text:p>
            <text:p><text:span text:style-name="T1">La passione di Cristo: descritta in dettaglio nella "Feria sexta in passione" (cc. 53v-60v)</text:span></text:p>
            <text:p><text:span text:style-name="T1">La resurrezione: "Iesum quem queritis crucifixum surrexit non est hic" (Nel giorno de la pascha)</text:span></text:p>
            <text:p><text:span text:style-name="T3">Historia Ecclesiastica</text:span><text:span text:style-name="T1"> di Eusebio di Cesarea (4C2): Questa è un'importante opera storiografica cristiana che narra la storia della Chiesa dalle origini fino al IV secolo. Include:</text:span></text:p>
            <text:p><text:span text:style-name="T1">La successione apostolica: "Successiones sanctorum apostolorum et tempora qua salvatore nostro usque ad nos decursa sint" (Liber primus)</text:span></text:p>
            <text:p><text:span text:style-name="T1">Le persecuzioni contro i cristiani: "At cum Severus quoque persecutions agitaret ecclesiis preclara a militibus Cristi" (Liber sextus)</text:span></text:p>
            <text:p><text:span text:style-name="T1">La conversione di Costantino e la fine delle persecuzioni: menzionata nel prologo: "Nostri vero duo libelli a temporibus costantini post persecutionem"</text:span></text:p>
            <text:p><text:span text:style-name="T3">Altri temi religiosi nella collezione</text:span><text:span text:style-name="T1">:</text:span></text:p>
            <text:p><text:span text:style-name="T1">Filosofia e teologia: Nell'opera di Achillini Alessandro (4B3) vengono discusse questioni teologico-filosofiche, con citazioni di autorità come Sant'Agostino, San Tommaso e Alberto Magno</text:span></text:p>
            <text:p><text:span text:style-name="T1">L'immortalità dell'anima: Tema centrale nel commento di Pompeo Garigliano al "Phaedo" di Platone (4C1, seconda parte): "In Platonis Phaedonem vel de immortalitate animorum"</text:span></text:p>
            <text:p><text:span text:style-name="T1">I temi religiosi nella collezione riflettono le principali preoccupazioni teologiche del periodo: la vita cristiana virtuosa, il rapporto tra fede e filosofia classica, la storia della Chiesa, e questioni fondamentali come l'immortalità dell'anima e il giudizio finale.</text:span></text:p>
          </table:table-cell>
          <table:table-cell table:number-columns-repeated="16382"/>
        </table:table-row>
        <table:table-row table:style-name="ro3" table:number-rows-repeated="1048561">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Times New Roman" svg:font-family="'Times New Roman'" style:font-family-generic="roman" style:font-pitch="variable"/>
    <style:font-face style:name="Times New Roman1" svg:font-family="'Times New Roman'"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font-size="10pt" fo:language="it" fo:country="IT" style:font-name-asian="WenQuanYi Zen Hei"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4T14:58:39.583285180</meta:creation-date>
    <dc:date>2025-07-24T16:46:46.918025748</dc:date>
    <meta:editing-duration>PT1H48M7S</meta:editing-duration>
    <meta:editing-cycles>3</meta:editing-cycles>
    <meta:generator>LibreOffice/7.4.7.2$Linux_X86_64 LibreOffice_project/40$Build-2</meta:generator>
    <meta:document-statistic meta:table-count="2" meta:cell-count="69" meta:object-count="0"/>
  </office:meta>
</office:document-meta>
</file>